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" table:style-name="ta1">
        <table:shapes>
          <draw:frame draw:z-index="0" draw:style-name="gr1" draw:text-style-name="P1" svg:width="16.007cm" svg:height="9.005cm" svg:x="10.478cm" svg:y="1.328cm">
            <draw:object draw:notify-on-update-of-ranges="d.A1:d.A59 d.B1:d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frequency (Hz)</text:p>
          </table:table-cell>
          <table:table-cell table:style-name="Default" office:value-type="string" calcext:value-type="string">
            <text:p>count data (counts/s)</text:p>
          </table:table-cell>
          <table:table-cell/>
        </table:table-row>
        <table:table-row table:style-name="ro1">
          <table:table-cell office:value-type="float" office:value="2850000000" calcext:value-type="float">
            <text:p>2,85E+09</text:p>
          </table:table-cell>
          <table:table-cell office:value-type="float" office:value="29690" calcext:value-type="float">
            <text:p>2,97E+04</text:p>
          </table:table-cell>
          <table:table-cell table:style-name="ce1"/>
        </table:table-row>
        <table:table-row table:style-name="ro1">
          <table:table-cell office:value-type="float" office:value="2850700000" calcext:value-type="float">
            <text:p>2,85E+09</text:p>
          </table:table-cell>
          <table:table-cell office:value-type="float" office:value="29525" calcext:value-type="float">
            <text:p>2,95E+04</text:p>
          </table:table-cell>
          <table:table-cell/>
        </table:table-row>
        <table:table-row table:style-name="ro1">
          <table:table-cell office:value-type="float" office:value="2851400000" calcext:value-type="float">
            <text:p>2,85E+09</text:p>
          </table:table-cell>
          <table:table-cell office:value-type="float" office:value="29550" calcext:value-type="float">
            <text:p>2,96E+04</text:p>
          </table:table-cell>
          <table:table-cell/>
        </table:table-row>
        <table:table-row table:style-name="ro1">
          <table:table-cell office:value-type="float" office:value="2852100000" calcext:value-type="float">
            <text:p>2,85E+09</text:p>
          </table:table-cell>
          <table:table-cell office:value-type="float" office:value="30545" calcext:value-type="float">
            <text:p>3,05E+04</text:p>
          </table:table-cell>
          <table:table-cell/>
        </table:table-row>
        <table:table-row table:style-name="ro1">
          <table:table-cell office:value-type="float" office:value="2852800000" calcext:value-type="float">
            <text:p>2,85E+09</text:p>
          </table:table-cell>
          <table:table-cell office:value-type="float" office:value="30100" calcext:value-type="float">
            <text:p>3,01E+04</text:p>
          </table:table-cell>
          <table:table-cell/>
        </table:table-row>
        <table:table-row table:style-name="ro1">
          <table:table-cell office:value-type="float" office:value="2853500000" calcext:value-type="float">
            <text:p>2,85E+09</text:p>
          </table:table-cell>
          <table:table-cell office:value-type="float" office:value="29615" calcext:value-type="float">
            <text:p>2,96E+04</text:p>
          </table:table-cell>
          <table:table-cell/>
        </table:table-row>
        <table:table-row table:style-name="ro1">
          <table:table-cell office:value-type="float" office:value="2854200000" calcext:value-type="float">
            <text:p>2,85E+09</text:p>
          </table:table-cell>
          <table:table-cell office:value-type="float" office:value="30045" calcext:value-type="float">
            <text:p>3,00E+04</text:p>
          </table:table-cell>
          <table:table-cell/>
        </table:table-row>
        <table:table-row table:style-name="ro1">
          <table:table-cell office:value-type="float" office:value="2854900000" calcext:value-type="float">
            <text:p>2,85E+09</text:p>
          </table:table-cell>
          <table:table-cell office:value-type="float" office:value="29270" calcext:value-type="float">
            <text:p>2,93E+04</text:p>
          </table:table-cell>
          <table:table-cell/>
        </table:table-row>
        <table:table-row table:style-name="ro1">
          <table:table-cell office:value-type="float" office:value="2855600000" calcext:value-type="float">
            <text:p>2,86E+09</text:p>
          </table:table-cell>
          <table:table-cell office:value-type="float" office:value="29755" calcext:value-type="float">
            <text:p>2,98E+04</text:p>
          </table:table-cell>
          <table:table-cell/>
        </table:table-row>
        <table:table-row table:style-name="ro1">
          <table:table-cell office:value-type="float" office:value="2856300000" calcext:value-type="float">
            <text:p>2,86E+09</text:p>
          </table:table-cell>
          <table:table-cell office:value-type="float" office:value="29080" calcext:value-type="float">
            <text:p>2,91E+04</text:p>
          </table:table-cell>
          <table:table-cell/>
        </table:table-row>
        <table:table-row table:style-name="ro1">
          <table:table-cell office:value-type="float" office:value="2857000000" calcext:value-type="float">
            <text:p>2,86E+09</text:p>
          </table:table-cell>
          <table:table-cell office:value-type="float" office:value="29330" calcext:value-type="float">
            <text:p>2,93E+04</text:p>
          </table:table-cell>
          <table:table-cell/>
        </table:table-row>
        <table:table-row table:style-name="ro1">
          <table:table-cell office:value-type="float" office:value="2857700000" calcext:value-type="float">
            <text:p>2,86E+09</text:p>
          </table:table-cell>
          <table:table-cell office:value-type="float" office:value="29920" calcext:value-type="float">
            <text:p>2,99E+04</text:p>
          </table:table-cell>
          <table:table-cell/>
        </table:table-row>
        <table:table-row table:style-name="ro1">
          <table:table-cell office:value-type="float" office:value="2858400000" calcext:value-type="float">
            <text:p>2,86E+09</text:p>
          </table:table-cell>
          <table:table-cell office:value-type="float" office:value="28705" calcext:value-type="float">
            <text:p>2,87E+04</text:p>
          </table:table-cell>
          <table:table-cell/>
        </table:table-row>
        <table:table-row table:style-name="ro1">
          <table:table-cell office:value-type="float" office:value="2859100000" calcext:value-type="float">
            <text:p>2,86E+09</text:p>
          </table:table-cell>
          <table:table-cell office:value-type="float" office:value="28855" calcext:value-type="float">
            <text:p>2,89E+04</text:p>
          </table:table-cell>
          <table:table-cell/>
        </table:table-row>
        <table:table-row table:style-name="ro1">
          <table:table-cell office:value-type="float" office:value="2859800000" calcext:value-type="float">
            <text:p>2,86E+09</text:p>
          </table:table-cell>
          <table:table-cell office:value-type="float" office:value="28665" calcext:value-type="float">
            <text:p>2,87E+04</text:p>
          </table:table-cell>
          <table:table-cell/>
        </table:table-row>
        <table:table-row table:style-name="ro1">
          <table:table-cell office:value-type="float" office:value="2860500000" calcext:value-type="float">
            <text:p>2,86E+09</text:p>
          </table:table-cell>
          <table:table-cell office:value-type="float" office:value="28595" calcext:value-type="float">
            <text:p>2,86E+04</text:p>
          </table:table-cell>
          <table:table-cell/>
        </table:table-row>
        <table:table-row table:style-name="ro1">
          <table:table-cell office:value-type="float" office:value="2861200000" calcext:value-type="float">
            <text:p>2,86E+09</text:p>
          </table:table-cell>
          <table:table-cell office:value-type="float" office:value="28645" calcext:value-type="float">
            <text:p>2,86E+04</text:p>
          </table:table-cell>
          <table:table-cell/>
        </table:table-row>
        <table:table-row table:style-name="ro1">
          <table:table-cell office:value-type="float" office:value="2861900000" calcext:value-type="float">
            <text:p>2,86E+09</text:p>
          </table:table-cell>
          <table:table-cell office:value-type="float" office:value="28365" calcext:value-type="float">
            <text:p>2,84E+04</text:p>
          </table:table-cell>
          <table:table-cell/>
        </table:table-row>
        <table:table-row table:style-name="ro1">
          <table:table-cell office:value-type="float" office:value="2862600000" calcext:value-type="float">
            <text:p>2,86E+09</text:p>
          </table:table-cell>
          <table:table-cell office:value-type="float" office:value="27255" calcext:value-type="float">
            <text:p>2,73E+04</text:p>
          </table:table-cell>
          <table:table-cell/>
        </table:table-row>
        <table:table-row table:style-name="ro1">
          <table:table-cell office:value-type="float" office:value="2863300000" calcext:value-type="float">
            <text:p>2,86E+09</text:p>
          </table:table-cell>
          <table:table-cell office:value-type="float" office:value="27255" calcext:value-type="float">
            <text:p>2,73E+04</text:p>
          </table:table-cell>
          <table:table-cell/>
        </table:table-row>
        <table:table-row table:style-name="ro1">
          <table:table-cell office:value-type="float" office:value="2864000000" calcext:value-type="float">
            <text:p>2,86E+09</text:p>
          </table:table-cell>
          <table:table-cell office:value-type="float" office:value="26930" calcext:value-type="float">
            <text:p>2,69E+04</text:p>
          </table:table-cell>
          <table:table-cell/>
        </table:table-row>
        <table:table-row table:style-name="ro1">
          <table:table-cell office:value-type="float" office:value="2864700000" calcext:value-type="float">
            <text:p>2,86E+09</text:p>
          </table:table-cell>
          <table:table-cell office:value-type="float" office:value="26805" calcext:value-type="float">
            <text:p>2,68E+04</text:p>
          </table:table-cell>
          <table:table-cell/>
        </table:table-row>
        <table:table-row table:style-name="ro1">
          <table:table-cell office:value-type="float" office:value="2865400000" calcext:value-type="float">
            <text:p>2,87E+09</text:p>
          </table:table-cell>
          <table:table-cell office:value-type="float" office:value="26810" calcext:value-type="float">
            <text:p>2,68E+04</text:p>
          </table:table-cell>
          <table:table-cell/>
        </table:table-row>
        <table:table-row table:style-name="ro1">
          <table:table-cell office:value-type="float" office:value="2866100000" calcext:value-type="float">
            <text:p>2,87E+09</text:p>
          </table:table-cell>
          <table:table-cell office:value-type="float" office:value="26175" calcext:value-type="float">
            <text:p>2,62E+04</text:p>
          </table:table-cell>
          <table:table-cell/>
        </table:table-row>
        <table:table-row table:style-name="ro1">
          <table:table-cell office:value-type="float" office:value="2866800000" calcext:value-type="float">
            <text:p>2,87E+09</text:p>
          </table:table-cell>
          <table:table-cell office:value-type="float" office:value="27450" calcext:value-type="float">
            <text:p>2,75E+04</text:p>
          </table:table-cell>
          <table:table-cell/>
        </table:table-row>
        <table:table-row table:style-name="ro1">
          <table:table-cell office:value-type="float" office:value="2867500000" calcext:value-type="float">
            <text:p>2,87E+09</text:p>
          </table:table-cell>
          <table:table-cell office:value-type="float" office:value="27485" calcext:value-type="float">
            <text:p>2,75E+04</text:p>
          </table:table-cell>
          <table:table-cell/>
        </table:table-row>
        <table:table-row table:style-name="ro1">
          <table:table-cell office:value-type="float" office:value="2868200000" calcext:value-type="float">
            <text:p>2,87E+09</text:p>
          </table:table-cell>
          <table:table-cell office:value-type="float" office:value="27055" calcext:value-type="float">
            <text:p>2,71E+04</text:p>
          </table:table-cell>
          <table:table-cell/>
        </table:table-row>
        <table:table-row table:style-name="ro1">
          <table:table-cell office:value-type="float" office:value="2868900000" calcext:value-type="float">
            <text:p>2,87E+09</text:p>
          </table:table-cell>
          <table:table-cell office:value-type="float" office:value="27340" calcext:value-type="float">
            <text:p>2,73E+04</text:p>
          </table:table-cell>
          <table:table-cell/>
        </table:table-row>
        <table:table-row table:style-name="ro1">
          <table:table-cell office:value-type="float" office:value="2869600000" calcext:value-type="float">
            <text:p>2,87E+09</text:p>
          </table:table-cell>
          <table:table-cell office:value-type="float" office:value="27365" calcext:value-type="float">
            <text:p>2,74E+04</text:p>
          </table:table-cell>
          <table:table-cell/>
        </table:table-row>
        <table:table-row table:style-name="ro1">
          <table:table-cell office:value-type="float" office:value="2870300000" calcext:value-type="float">
            <text:p>2,87E+09</text:p>
          </table:table-cell>
          <table:table-cell office:value-type="float" office:value="27540" calcext:value-type="float">
            <text:p>2,75E+04</text:p>
          </table:table-cell>
          <table:table-cell/>
        </table:table-row>
        <table:table-row table:style-name="ro1">
          <table:table-cell office:value-type="float" office:value="2871000000" calcext:value-type="float">
            <text:p>2,87E+09</text:p>
          </table:table-cell>
          <table:table-cell office:value-type="float" office:value="27190" calcext:value-type="float">
            <text:p>2,72E+04</text:p>
          </table:table-cell>
          <table:table-cell/>
        </table:table-row>
        <table:table-row table:style-name="ro1">
          <table:table-cell office:value-type="float" office:value="2871700000" calcext:value-type="float">
            <text:p>2,87E+09</text:p>
          </table:table-cell>
          <table:table-cell office:value-type="float" office:value="27865" calcext:value-type="float">
            <text:p>2,79E+04</text:p>
          </table:table-cell>
          <table:table-cell/>
        </table:table-row>
        <table:table-row table:style-name="ro1">
          <table:table-cell office:value-type="float" office:value="2872400000" calcext:value-type="float">
            <text:p>2,87E+09</text:p>
          </table:table-cell>
          <table:table-cell office:value-type="float" office:value="27190" calcext:value-type="float">
            <text:p>2,72E+04</text:p>
          </table:table-cell>
          <table:table-cell/>
        </table:table-row>
        <table:table-row table:style-name="ro1">
          <table:table-cell office:value-type="float" office:value="2873100000" calcext:value-type="float">
            <text:p>2,87E+09</text:p>
          </table:table-cell>
          <table:table-cell office:value-type="float" office:value="26495" calcext:value-type="float">
            <text:p>2,65E+04</text:p>
          </table:table-cell>
          <table:table-cell/>
        </table:table-row>
        <table:table-row table:style-name="ro1">
          <table:table-cell office:value-type="float" office:value="2873800000" calcext:value-type="float">
            <text:p>2,87E+09</text:p>
          </table:table-cell>
          <table:table-cell office:value-type="float" office:value="26830" calcext:value-type="float">
            <text:p>2,68E+04</text:p>
          </table:table-cell>
          <table:table-cell/>
        </table:table-row>
        <table:table-row table:style-name="ro1">
          <table:table-cell office:value-type="float" office:value="2874500000" calcext:value-type="float">
            <text:p>2,87E+09</text:p>
          </table:table-cell>
          <table:table-cell office:value-type="float" office:value="27265" calcext:value-type="float">
            <text:p>2,73E+04</text:p>
          </table:table-cell>
          <table:table-cell/>
        </table:table-row>
        <table:table-row table:style-name="ro1">
          <table:table-cell office:value-type="float" office:value="2875200000" calcext:value-type="float">
            <text:p>2,88E+09</text:p>
          </table:table-cell>
          <table:table-cell office:value-type="float" office:value="27985" calcext:value-type="float">
            <text:p>2,80E+04</text:p>
          </table:table-cell>
          <table:table-cell/>
        </table:table-row>
        <table:table-row table:style-name="ro1">
          <table:table-cell office:value-type="float" office:value="2875900000" calcext:value-type="float">
            <text:p>2,88E+09</text:p>
          </table:table-cell>
          <table:table-cell office:value-type="float" office:value="27385" calcext:value-type="float">
            <text:p>2,74E+04</text:p>
          </table:table-cell>
          <table:table-cell/>
        </table:table-row>
        <table:table-row table:style-name="ro1">
          <table:table-cell office:value-type="float" office:value="2876600000" calcext:value-type="float">
            <text:p>2,88E+09</text:p>
          </table:table-cell>
          <table:table-cell office:value-type="float" office:value="28140" calcext:value-type="float">
            <text:p>2,81E+04</text:p>
          </table:table-cell>
          <table:table-cell/>
        </table:table-row>
        <table:table-row table:style-name="ro1">
          <table:table-cell office:value-type="float" office:value="2877300000" calcext:value-type="float">
            <text:p>2,88E+09</text:p>
          </table:table-cell>
          <table:table-cell office:value-type="float" office:value="28110" calcext:value-type="float">
            <text:p>2,81E+04</text:p>
          </table:table-cell>
          <table:table-cell/>
        </table:table-row>
        <table:table-row table:style-name="ro1">
          <table:table-cell office:value-type="float" office:value="2878000000" calcext:value-type="float">
            <text:p>2,88E+09</text:p>
          </table:table-cell>
          <table:table-cell office:value-type="float" office:value="28935" calcext:value-type="float">
            <text:p>2,89E+04</text:p>
          </table:table-cell>
          <table:table-cell/>
        </table:table-row>
        <table:table-row table:style-name="ro1">
          <table:table-cell office:value-type="float" office:value="2878700000" calcext:value-type="float">
            <text:p>2,88E+09</text:p>
          </table:table-cell>
          <table:table-cell office:value-type="float" office:value="27970" calcext:value-type="float">
            <text:p>2,80E+04</text:p>
          </table:table-cell>
          <table:table-cell/>
        </table:table-row>
        <table:table-row table:style-name="ro1">
          <table:table-cell office:value-type="float" office:value="2879400000" calcext:value-type="float">
            <text:p>2,88E+09</text:p>
          </table:table-cell>
          <table:table-cell office:value-type="float" office:value="29040" calcext:value-type="float">
            <text:p>2,90E+04</text:p>
          </table:table-cell>
          <table:table-cell/>
        </table:table-row>
        <table:table-row table:style-name="ro1">
          <table:table-cell office:value-type="float" office:value="2880100000" calcext:value-type="float">
            <text:p>2,88E+09</text:p>
          </table:table-cell>
          <table:table-cell office:value-type="float" office:value="29510" calcext:value-type="float">
            <text:p>2,95E+04</text:p>
          </table:table-cell>
          <table:table-cell/>
        </table:table-row>
        <table:table-row table:style-name="ro1">
          <table:table-cell office:value-type="float" office:value="2880800000" calcext:value-type="float">
            <text:p>2,88E+09</text:p>
          </table:table-cell>
          <table:table-cell office:value-type="float" office:value="29630" calcext:value-type="float">
            <text:p>2,96E+04</text:p>
          </table:table-cell>
          <table:table-cell/>
        </table:table-row>
        <table:table-row table:style-name="ro1">
          <table:table-cell office:value-type="float" office:value="2881500000" calcext:value-type="float">
            <text:p>2,88E+09</text:p>
          </table:table-cell>
          <table:table-cell office:value-type="float" office:value="28800" calcext:value-type="float">
            <text:p>2,88E+04</text:p>
          </table:table-cell>
          <table:table-cell/>
        </table:table-row>
        <table:table-row table:style-name="ro1">
          <table:table-cell office:value-type="float" office:value="2882200000" calcext:value-type="float">
            <text:p>2,88E+09</text:p>
          </table:table-cell>
          <table:table-cell office:value-type="float" office:value="30080" calcext:value-type="float">
            <text:p>3,01E+04</text:p>
          </table:table-cell>
          <table:table-cell/>
        </table:table-row>
        <table:table-row table:style-name="ro1">
          <table:table-cell office:value-type="float" office:value="2882900000" calcext:value-type="float">
            <text:p>2,88E+09</text:p>
          </table:table-cell>
          <table:table-cell office:value-type="float" office:value="29380" calcext:value-type="float">
            <text:p>2,94E+04</text:p>
          </table:table-cell>
          <table:table-cell/>
        </table:table-row>
        <table:table-row table:style-name="ro1">
          <table:table-cell office:value-type="float" office:value="2883600000" calcext:value-type="float">
            <text:p>2,88E+09</text:p>
          </table:table-cell>
          <table:table-cell office:value-type="float" office:value="29465" calcext:value-type="float">
            <text:p>2,95E+04</text:p>
          </table:table-cell>
          <table:table-cell/>
        </table:table-row>
        <table:table-row table:style-name="ro1">
          <table:table-cell office:value-type="float" office:value="2884300000" calcext:value-type="float">
            <text:p>2,88E+09</text:p>
          </table:table-cell>
          <table:table-cell office:value-type="float" office:value="29505" calcext:value-type="float">
            <text:p>2,95E+04</text:p>
          </table:table-cell>
          <table:table-cell/>
        </table:table-row>
        <table:table-row table:style-name="ro1">
          <table:table-cell office:value-type="float" office:value="2885000000" calcext:value-type="float">
            <text:p>2,89E+09</text:p>
          </table:table-cell>
          <table:table-cell office:value-type="float" office:value="29445" calcext:value-type="float">
            <text:p>2,94E+04</text:p>
          </table:table-cell>
          <table:table-cell/>
        </table:table-row>
        <table:table-row table:style-name="ro1">
          <table:table-cell office:value-type="float" office:value="2885700000" calcext:value-type="float">
            <text:p>2,89E+09</text:p>
          </table:table-cell>
          <table:table-cell office:value-type="float" office:value="30115" calcext:value-type="float">
            <text:p>3,01E+04</text:p>
          </table:table-cell>
          <table:table-cell/>
        </table:table-row>
        <table:table-row table:style-name="ro1">
          <table:table-cell office:value-type="float" office:value="2886400000" calcext:value-type="float">
            <text:p>2,89E+09</text:p>
          </table:table-cell>
          <table:table-cell office:value-type="float" office:value="29805" calcext:value-type="float">
            <text:p>2,98E+04</text:p>
          </table:table-cell>
          <table:table-cell/>
        </table:table-row>
        <table:table-row table:style-name="ro1">
          <table:table-cell office:value-type="float" office:value="2887100000" calcext:value-type="float">
            <text:p>2,89E+09</text:p>
          </table:table-cell>
          <table:table-cell office:value-type="float" office:value="30465" calcext:value-type="float">
            <text:p>3,05E+04</text:p>
          </table:table-cell>
          <table:table-cell/>
        </table:table-row>
        <table:table-row table:style-name="ro1">
          <table:table-cell office:value-type="float" office:value="2887800000" calcext:value-type="float">
            <text:p>2,89E+09</text:p>
          </table:table-cell>
          <table:table-cell office:value-type="float" office:value="30075" calcext:value-type="float">
            <text:p>3,01E+04</text:p>
          </table:table-cell>
          <table:table-cell/>
        </table:table-row>
        <table:table-row table:style-name="ro1">
          <table:table-cell office:value-type="float" office:value="2888500000" calcext:value-type="float">
            <text:p>2,89E+09</text:p>
          </table:table-cell>
          <table:table-cell office:value-type="float" office:value="30175" calcext:value-type="float">
            <text:p>3,02E+04</text:p>
          </table:table-cell>
          <table:table-cell/>
        </table:table-row>
        <table:table-row table:style-name="ro1">
          <table:table-cell office:value-type="float" office:value="2889200000" calcext:value-type="float">
            <text:p>2,89E+09</text:p>
          </table:table-cell>
          <table:table-cell office:value-type="float" office:value="29775" calcext:value-type="float">
            <text:p>2,98E+04</text:p>
          </table:table-cell>
          <table:table-cell/>
        </table:table-row>
        <table:table-row table:style-name="ro1">
          <table:table-cell office:value-type="float" office:value="2889900000" calcext:value-type="float">
            <text:p>2,89E+09</text:p>
          </table:table-cell>
          <table:table-cell office:value-type="float" office:value="30475" calcext:value-type="float">
            <text:p>3,05E+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0:15:11.5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10:19:44.553000000</dc:date>
    <meta:editing-duration>PT13M29S</meta:editing-duration>
    <meta:editing-cycles>2</meta:editing-cycles>
    <meta:generator>LibreOffice/7.2.6.2$Windows_X86_64 LibreOffice_project/b0ec3a565991f7569a5a7f5d24fed7f52653d754</meta:generator>
    <meta:document-statistic meta:table-count="1" meta:cell-count="11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1.901cm" svg:y="0.315cm" chart:style-name="ch2">
          <text:p>Scan of NV center fluorescence as a function of the cable signal frequency</text:p>
        </chart:title>
        <chart:plot-area chart:style-name="ch3" table:cell-range-address="d.A1:d.B59" svg:x="1.314cm" svg:y="1.652cm" svg:width="14.31cm" svg:height="6.806cm">
          <chart:coordinate-region svg:x="3.047cm" svg:y="1.851cm" svg:width="11.834cm" svg:height="5.96cm"/>
          <chart:axis chart:dimension="x" chart:name="primary-x" chart:style-name="ch4">
            <chart:title svg:x="7.115cm" svg:y="8.446cm" chart:style-name="ch5">
              <text:p>Fréquency in GHz</text:p>
            </chart:title>
          </chart:axis>
          <chart:axis chart:dimension="y" chart:name="primary-y" chart:style-name="ch6">
            <chart:title svg:x="0.434cm" svg:y="7.798cm" chart:style-name="ch7">
              <text:p>Fluorescence in kilocount per second</text:p>
            </chart:title>
            <chart:grid chart:style-name="ch8" chart:class="major"/>
          </chart:axis>
          <chart:series chart:style-name="ch9" chart:values-cell-range-address="d.B1:d.B59" chart:class="chart:scatter">
            <chart:domain table:cell-range-address="d.A1:d.A59"/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.A1:d.A59</svg:desc>
                </draw:g>
              </table:table-cell>
              <table:table-cell office:value-type="float" office:value="NaN">
                <text:p>NaN</text:p>
                <draw:g>
                  <svg:desc>d.B1:d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50000000">
                <text:p>2850000000</text:p>
              </table:table-cell>
              <table:table-cell office:value-type="float" office:value="29690">
                <text:p>296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0700000">
                <text:p>2850700000</text:p>
              </table:table-cell>
              <table:table-cell office:value-type="float" office:value="29525">
                <text:p>29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1400000">
                <text:p>2851400000</text:p>
              </table:table-cell>
              <table:table-cell office:value-type="float" office:value="29550">
                <text:p>29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52100000">
                <text:p>2852100000</text:p>
              </table:table-cell>
              <table:table-cell office:value-type="float" office:value="30545">
                <text:p>30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2800000">
                <text:p>2852800000</text:p>
              </table:table-cell>
              <table:table-cell office:value-type="float" office:value="30100">
                <text:p>30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3500000">
                <text:p>2853500000</text:p>
              </table:table-cell>
              <table:table-cell office:value-type="float" office:value="29615">
                <text:p>29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4200000">
                <text:p>2854200000</text:p>
              </table:table-cell>
              <table:table-cell office:value-type="float" office:value="30045">
                <text:p>30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4900000">
                <text:p>2854900000</text:p>
              </table:table-cell>
              <table:table-cell office:value-type="float" office:value="29270">
                <text:p>29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55600000">
                <text:p>2855600000</text:p>
              </table:table-cell>
              <table:table-cell office:value-type="float" office:value="29755">
                <text:p>29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6300000">
                <text:p>2856300000</text:p>
              </table:table-cell>
              <table:table-cell office:value-type="float" office:value="29080">
                <text:p>29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57000000">
                <text:p>2857000000</text:p>
              </table:table-cell>
              <table:table-cell office:value-type="float" office:value="29330">
                <text:p>293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57700000">
                <text:p>2857700000</text:p>
              </table:table-cell>
              <table:table-cell office:value-type="float" office:value="29920">
                <text:p>299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8400000">
                <text:p>2858400000</text:p>
              </table:table-cell>
              <table:table-cell office:value-type="float" office:value="28705">
                <text:p>28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9100000">
                <text:p>2859100000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9800000">
                <text:p>2859800000</text:p>
              </table:table-cell>
              <table:table-cell office:value-type="float" office:value="28665">
                <text:p>28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0500000">
                <text:p>2860500000</text:p>
              </table:table-cell>
              <table:table-cell office:value-type="float" office:value="28595">
                <text:p>28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1200000">
                <text:p>2861200000</text:p>
              </table:table-cell>
              <table:table-cell office:value-type="float" office:value="28645">
                <text:p>28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61900000">
                <text:p>2861900000</text:p>
              </table:table-cell>
              <table:table-cell office:value-type="float" office:value="28365">
                <text:p>28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62600000">
                <text:p>2862600000</text:p>
              </table:table-cell>
              <table:table-cell office:value-type="float" office:value="27255">
                <text:p>27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63300000">
                <text:p>2863300000</text:p>
              </table:table-cell>
              <table:table-cell office:value-type="float" office:value="27255">
                <text:p>27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4000000">
                <text:p>2864000000</text:p>
              </table:table-cell>
              <table:table-cell office:value-type="float" office:value="26930">
                <text:p>26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64700000">
                <text:p>2864700000</text:p>
              </table:table-cell>
              <table:table-cell office:value-type="float" office:value="26805">
                <text:p>26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65400000">
                <text:p>2865400000</text:p>
              </table:table-cell>
              <table:table-cell office:value-type="float" office:value="26810">
                <text:p>268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6100000">
                <text:p>2866100000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6800000">
                <text:p>2866800000</text:p>
              </table:table-cell>
              <table:table-cell office:value-type="float" office:value="27450">
                <text:p>274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67500000">
                <text:p>2867500000</text:p>
              </table:table-cell>
              <table:table-cell office:value-type="float" office:value="27485">
                <text:p>27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68200000">
                <text:p>28682000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68900000">
                <text:p>2868900000</text:p>
              </table:table-cell>
              <table:table-cell office:value-type="float" office:value="27340">
                <text:p>273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69600000">
                <text:p>2869600000</text:p>
              </table:table-cell>
              <table:table-cell office:value-type="float" office:value="27365">
                <text:p>27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70300000">
                <text:p>2870300000</text:p>
              </table:table-cell>
              <table:table-cell office:value-type="float" office:value="27540">
                <text:p>275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71000000">
                <text:p>2871000000</text:p>
              </table:table-cell>
              <table:table-cell office:value-type="float" office:value="27190">
                <text:p>271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71700000">
                <text:p>2871700000</text:p>
              </table:table-cell>
              <table:table-cell office:value-type="float" office:value="27865">
                <text:p>27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2400000">
                <text:p>2872400000</text:p>
              </table:table-cell>
              <table:table-cell office:value-type="float" office:value="27190">
                <text:p>271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3100000">
                <text:p>2873100000</text:p>
              </table:table-cell>
              <table:table-cell office:value-type="float" office:value="26495">
                <text:p>26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73800000">
                <text:p>2873800000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74500000">
                <text:p>2874500000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75200000">
                <text:p>2875200000</text:p>
              </table:table-cell>
              <table:table-cell office:value-type="float" office:value="27985">
                <text:p>27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75900000">
                <text:p>2875900000</text:p>
              </table:table-cell>
              <table:table-cell office:value-type="float" office:value="27385">
                <text:p>27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76600000">
                <text:p>2876600000</text:p>
              </table:table-cell>
              <table:table-cell office:value-type="float" office:value="28140">
                <text:p>281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77300000">
                <text:p>2877300000</text:p>
              </table:table-cell>
              <table:table-cell office:value-type="float" office:value="28110">
                <text:p>281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78000000">
                <text:p>2878000000</text:p>
              </table:table-cell>
              <table:table-cell office:value-type="float" office:value="28935">
                <text:p>289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8700000">
                <text:p>2878700000</text:p>
              </table:table-cell>
              <table:table-cell office:value-type="float" office:value="27970">
                <text:p>279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79400000">
                <text:p>2879400000</text:p>
              </table:table-cell>
              <table:table-cell office:value-type="float" office:value="29040">
                <text:p>290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80100000">
                <text:p>2880100000</text:p>
              </table:table-cell>
              <table:table-cell office:value-type="float" office:value="29510">
                <text:p>295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0800000">
                <text:p>2880800000</text:p>
              </table:table-cell>
              <table:table-cell office:value-type="float" office:value="29630">
                <text:p>296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81500000">
                <text:p>288150000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2200000">
                <text:p>2882200000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82900000">
                <text:p>2882900000</text:p>
              </table:table-cell>
              <table:table-cell office:value-type="float" office:value="29380">
                <text:p>293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3600000">
                <text:p>2883600000</text:p>
              </table:table-cell>
              <table:table-cell office:value-type="float" office:value="29465">
                <text:p>294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4300000">
                <text:p>288430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5000000">
                <text:p>2885000000</text:p>
              </table:table-cell>
              <table:table-cell office:value-type="float" office:value="29445">
                <text:p>29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85700000">
                <text:p>2885700000</text:p>
              </table:table-cell>
              <table:table-cell office:value-type="float" office:value="30115">
                <text:p>30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86400000">
                <text:p>2886400000</text:p>
              </table:table-cell>
              <table:table-cell office:value-type="float" office:value="29805">
                <text:p>29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87100000">
                <text:p>2887100000</text:p>
              </table:table-cell>
              <table:table-cell office:value-type="float" office:value="30465">
                <text:p>304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7800000">
                <text:p>2887800000</text:p>
              </table:table-cell>
              <table:table-cell office:value-type="float" office:value="30075">
                <text:p>300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8500000">
                <text:p>2888500000</text:p>
              </table:table-cell>
              <table:table-cell office:value-type="float" office:value="30175">
                <text:p>30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9200000">
                <text:p>2889200000</text:p>
              </table:table-cell>
              <table:table-cell office:value-type="float" office:value="29775">
                <text:p>29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89900000">
                <text:p>2889900000</text:p>
              </table:table-cell>
              <table:table-cell office:value-type="float" office:value="30475">
                <text:p>30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